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Tahoma1" svg:font-family="Tahoma"/>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22d0" officeooo:paragraph-rsid="000322d0"/>
    </style:style>
    <style:style style:name="P2" style:family="paragraph" style:parent-style-name="Standard">
      <style:paragraph-properties fo:text-align="center" style:justify-single-word="false"/>
      <style:text-properties fo:font-weight="bold" officeooo:rsid="000442dc" officeooo:paragraph-rsid="000442dc" style:font-weight-asian="bold" style:font-weight-complex="bold"/>
    </style:style>
    <style:style style:name="P3" style:family="paragraph" style:parent-style-name="Standard">
      <style:paragraph-properties fo:text-align="start" style:justify-single-word="false"/>
      <style:text-properties fo:font-weight="normal" officeooo:rsid="000442dc" officeooo:paragraph-rsid="000442dc" style:font-weight-asian="normal" style:font-weight-complex="normal"/>
    </style:style>
    <style:style style:name="P4" style:family="paragraph" style:parent-style-name="Standard">
      <style:paragraph-properties fo:text-align="start" style:justify-single-word="false"/>
      <style:text-properties fo:font-weight="normal" officeooo:rsid="0006029d" officeooo:paragraph-rsid="0006029d" style:font-weight-asian="normal" style:font-weight-complex="normal"/>
    </style:style>
    <style:style style:name="P5" style:family="paragraph" style:parent-style-name="Standard">
      <style:paragraph-properties fo:text-align="start" style:justify-single-word="false"/>
      <style:text-properties fo:font-weight="normal" officeooo:rsid="0006029d" officeooo:paragraph-rsid="000647eb" style:font-weight-asian="normal" style:font-weight-complex="normal"/>
    </style:style>
    <style:style style:name="P6" style:family="paragraph" style:parent-style-name="Standard">
      <style:paragraph-properties fo:text-align="start" style:justify-single-word="false"/>
      <style:text-properties fo:font-weight="normal" officeooo:rsid="0008d716" officeooo:paragraph-rsid="0008d716" style:font-weight-asian="normal" style:font-weight-complex="normal"/>
    </style:style>
    <style:style style:name="P7" style:family="paragraph" style:parent-style-name="Standard">
      <style:paragraph-properties fo:text-align="start" style:justify-single-word="false"/>
      <style:text-properties fo:font-weight="normal" officeooo:rsid="0009e56d" officeooo:paragraph-rsid="0009e56d" style:font-weight-asian="normal" style:font-weight-complex="normal"/>
    </style:style>
    <style:style style:name="P8" style:family="paragraph" style:parent-style-name="Standard">
      <style:paragraph-properties fo:text-align="start" style:justify-single-word="false"/>
      <style:text-properties fo:font-weight="normal" officeooo:rsid="0009e56d" officeooo:paragraph-rsid="000b3560" style:font-weight-asian="normal" style:font-weight-complex="normal"/>
    </style:style>
    <style:style style:name="P9" style:family="paragraph" style:parent-style-name="Standard">
      <style:paragraph-properties fo:text-align="start" style:justify-single-word="false"/>
      <style:text-properties fo:font-weight="normal" officeooo:rsid="00135f20" officeooo:paragraph-rsid="00135f20" style:font-weight-asian="normal" style:font-weight-complex="normal"/>
    </style:style>
    <style:style style:name="P10" style:family="paragraph" style:parent-style-name="Standard">
      <style:paragraph-properties fo:text-align="start" style:justify-single-word="false"/>
      <style:text-properties fo:font-weight="normal" officeooo:rsid="0014f7b2" officeooo:paragraph-rsid="0014f7b2" style:font-weight-asian="normal" style:font-weight-complex="normal"/>
    </style:style>
    <style:style style:name="P11" style:family="paragraph" style:parent-style-name="Standard">
      <style:paragraph-properties fo:text-align="start" style:justify-single-word="false"/>
      <style:text-properties fo:font-weight="normal" officeooo:rsid="00fd875b" officeooo:paragraph-rsid="00fd875b" style:font-weight-asian="normal" style:font-weight-complex="normal"/>
    </style:style>
    <style:style style:name="P12" style:family="paragraph" style:parent-style-name="Standard">
      <style:paragraph-properties fo:text-align="start" style:justify-single-word="false"/>
      <style:text-properties style:text-underline-style="solid" style:text-underline-width="auto" style:text-underline-color="font-color" fo:font-weight="normal" officeooo:rsid="0006029d" officeooo:paragraph-rsid="000647eb" style:font-weight-asian="normal" style:font-weight-complex="normal"/>
    </style:style>
    <style:style style:name="P13" style:family="paragraph" style:parent-style-name="Standard">
      <style:paragraph-properties fo:text-align="start" style:justify-single-word="false"/>
      <style:text-properties style:text-underline-style="solid" style:text-underline-width="auto" style:text-underline-color="font-color" fo:font-weight="normal" officeooo:rsid="007e9e1a" officeooo:paragraph-rsid="007e9e1a" style:font-weight-asian="normal" style:font-weight-complex="normal"/>
    </style:style>
    <style:style style:name="P14" style:family="paragraph" style:parent-style-name="Standard">
      <style:text-properties style:text-underline-style="solid" style:text-underline-width="auto" style:text-underline-color="font-color" officeooo:rsid="007d8185" officeooo:paragraph-rsid="0080e5eb"/>
    </style:style>
    <style:style style:name="P15" style:family="paragraph" style:parent-style-name="Standard">
      <style:text-properties officeooo:rsid="0018eaa5" officeooo:paragraph-rsid="0018eaa5"/>
    </style:style>
    <style:style style:name="P16" style:family="paragraph" style:parent-style-name="Standard">
      <style:text-properties officeooo:rsid="001ab523" officeooo:paragraph-rsid="001ab523"/>
    </style:style>
    <style:style style:name="P17" style:family="paragraph" style:parent-style-name="Standard">
      <style:text-properties officeooo:rsid="002028b2" officeooo:paragraph-rsid="002028b2"/>
    </style:style>
    <style:style style:name="P18" style:family="paragraph" style:parent-style-name="Standard">
      <style:text-properties officeooo:rsid="0029675f" officeooo:paragraph-rsid="0029675f"/>
    </style:style>
    <style:style style:name="P19" style:family="paragraph" style:parent-style-name="Standard">
      <style:text-properties officeooo:rsid="0029675f" officeooo:paragraph-rsid="002b3bd4"/>
    </style:style>
    <style:style style:name="P20" style:family="paragraph" style:parent-style-name="Standard">
      <style:text-properties officeooo:rsid="0029675f" officeooo:paragraph-rsid="002ce919"/>
    </style:style>
    <style:style style:name="P21" style:family="paragraph" style:parent-style-name="Standard">
      <style:text-properties officeooo:rsid="0029675f" officeooo:paragraph-rsid="002dec15"/>
    </style:style>
    <style:style style:name="P22" style:family="paragraph" style:parent-style-name="Standard">
      <style:text-properties officeooo:rsid="0029675f" officeooo:paragraph-rsid="004ac54c"/>
    </style:style>
    <style:style style:name="P23" style:family="paragraph" style:parent-style-name="Standard">
      <style:text-properties officeooo:rsid="0029675f" officeooo:paragraph-rsid="0063ad57"/>
    </style:style>
    <style:style style:name="P24" style:family="paragraph" style:parent-style-name="Standard">
      <style:text-properties officeooo:rsid="0029675f" officeooo:paragraph-rsid="0065cdb5"/>
    </style:style>
    <style:style style:name="P25" style:family="paragraph" style:parent-style-name="Standard">
      <style:text-properties officeooo:rsid="003909a5" officeooo:paragraph-rsid="003909a5"/>
    </style:style>
    <style:style style:name="P26" style:family="paragraph" style:parent-style-name="Standard">
      <style:text-properties officeooo:rsid="004674e5" officeooo:paragraph-rsid="004674e5"/>
    </style:style>
    <style:style style:name="P27" style:family="paragraph" style:parent-style-name="Standard">
      <style:text-properties officeooo:rsid="004be320" officeooo:paragraph-rsid="004be320"/>
    </style:style>
    <style:style style:name="P28" style:family="paragraph" style:parent-style-name="Standard">
      <style:text-properties officeooo:rsid="004d6de7" officeooo:paragraph-rsid="004d6de7"/>
    </style:style>
    <style:style style:name="P29" style:family="paragraph" style:parent-style-name="Standard">
      <style:text-properties officeooo:rsid="004d6de7" officeooo:paragraph-rsid="004e9a25"/>
    </style:style>
    <style:style style:name="P30" style:family="paragraph" style:parent-style-name="Standard">
      <style:text-properties officeooo:rsid="004e9a25" officeooo:paragraph-rsid="004e9a25"/>
    </style:style>
    <style:style style:name="P31" style:family="paragraph" style:parent-style-name="Standard">
      <style:text-properties officeooo:rsid="005709d9" officeooo:paragraph-rsid="005709d9"/>
    </style:style>
    <style:style style:name="P32" style:family="paragraph" style:parent-style-name="Standard">
      <style:text-properties officeooo:rsid="00598609" officeooo:paragraph-rsid="00598609"/>
    </style:style>
    <style:style style:name="P33" style:family="paragraph" style:parent-style-name="Standard">
      <style:text-properties officeooo:rsid="005bab53" officeooo:paragraph-rsid="005bab53"/>
    </style:style>
    <style:style style:name="P34" style:family="paragraph" style:parent-style-name="Standard">
      <style:text-properties officeooo:rsid="005cc618" officeooo:paragraph-rsid="00689373"/>
    </style:style>
    <style:style style:name="P35" style:family="paragraph" style:parent-style-name="Standard">
      <style:text-properties officeooo:rsid="005cc618" officeooo:paragraph-rsid="006cfb5e"/>
    </style:style>
    <style:style style:name="P36" style:family="paragraph" style:parent-style-name="Standard">
      <style:text-properties officeooo:rsid="005cc618" officeooo:paragraph-rsid="007af11d"/>
    </style:style>
    <style:style style:name="P37" style:family="paragraph" style:parent-style-name="Standard">
      <style:text-properties officeooo:rsid="005d5f16" officeooo:paragraph-rsid="005d5f16"/>
    </style:style>
    <style:style style:name="P38" style:family="paragraph" style:parent-style-name="Standard">
      <style:text-properties officeooo:rsid="005fc541" officeooo:paragraph-rsid="005fc541"/>
    </style:style>
    <style:style style:name="P39" style:family="paragraph" style:parent-style-name="Standard">
      <style:text-properties officeooo:rsid="00658ebf" officeooo:paragraph-rsid="00658ebf"/>
    </style:style>
    <style:style style:name="P40" style:family="paragraph" style:parent-style-name="Standard">
      <style:text-properties officeooo:rsid="00658ebf" officeooo:paragraph-rsid="0065cdb5"/>
    </style:style>
    <style:style style:name="P41" style:family="paragraph" style:parent-style-name="Standard">
      <style:text-properties officeooo:rsid="006ee04d" officeooo:paragraph-rsid="006ee04d"/>
    </style:style>
    <style:style style:name="P42" style:family="paragraph" style:parent-style-name="Standard">
      <style:text-properties officeooo:rsid="0071e366" officeooo:paragraph-rsid="0071e366"/>
    </style:style>
    <style:style style:name="P43" style:family="paragraph" style:parent-style-name="Standard">
      <style:text-properties officeooo:rsid="0071e366" officeooo:paragraph-rsid="007af11d"/>
    </style:style>
    <style:style style:name="P44" style:family="paragraph" style:parent-style-name="Standard">
      <style:text-properties officeooo:rsid="0075db91" officeooo:paragraph-rsid="0075db91"/>
    </style:style>
    <style:style style:name="P45" style:family="paragraph" style:parent-style-name="Standard">
      <style:text-properties officeooo:rsid="007bd125" officeooo:paragraph-rsid="007bd125"/>
    </style:style>
    <style:style style:name="P46" style:family="paragraph" style:parent-style-name="Standard">
      <style:text-properties officeooo:rsid="007d8185" officeooo:paragraph-rsid="007d8185"/>
    </style:style>
    <style:style style:name="P47" style:family="paragraph" style:parent-style-name="Standard">
      <style:text-properties officeooo:rsid="007d8185" officeooo:paragraph-rsid="0080e5eb"/>
    </style:style>
    <style:style style:name="P48" style:family="paragraph" style:parent-style-name="Standard">
      <style:text-properties officeooo:rsid="0080e5eb" officeooo:paragraph-rsid="0080e5eb"/>
    </style:style>
    <style:style style:name="P49" style:family="paragraph" style:parent-style-name="Standard">
      <style:text-properties officeooo:rsid="00849b8e" officeooo:paragraph-rsid="00849b8e"/>
    </style:style>
    <style:style style:name="P50" style:family="paragraph" style:parent-style-name="Standard">
      <style:text-properties officeooo:rsid="00862844" officeooo:paragraph-rsid="00862844"/>
    </style:style>
    <style:style style:name="P51" style:family="paragraph" style:parent-style-name="Standard">
      <style:text-properties officeooo:rsid="00872e15" officeooo:paragraph-rsid="00872e15"/>
    </style:style>
    <style:style style:name="P52" style:family="paragraph" style:parent-style-name="Standard">
      <style:text-properties officeooo:rsid="00872e15" officeooo:paragraph-rsid="0093e52f"/>
    </style:style>
    <style:style style:name="P53" style:family="paragraph" style:parent-style-name="Standard">
      <style:text-properties officeooo:rsid="00907e93" officeooo:paragraph-rsid="00907e93"/>
    </style:style>
    <style:style style:name="P54" style:family="paragraph" style:parent-style-name="Standard">
      <style:text-properties officeooo:rsid="0092ee3f" officeooo:paragraph-rsid="0092ee3f"/>
    </style:style>
    <style:style style:name="P55" style:family="paragraph" style:parent-style-name="Standard">
      <style:text-properties officeooo:rsid="0093e52f" officeooo:paragraph-rsid="0093e52f"/>
    </style:style>
    <style:style style:name="P56" style:family="paragraph" style:parent-style-name="Standard">
      <style:text-properties officeooo:rsid="00964033" officeooo:paragraph-rsid="0080e5eb"/>
    </style:style>
    <style:style style:name="P57" style:family="paragraph" style:parent-style-name="Standard">
      <style:text-properties officeooo:rsid="009cac3b" officeooo:paragraph-rsid="009cac3b"/>
    </style:style>
    <style:style style:name="P58" style:family="paragraph" style:parent-style-name="Standard">
      <style:text-properties officeooo:rsid="009d95aa" officeooo:paragraph-rsid="009d95aa"/>
    </style:style>
    <style:style style:name="P59" style:family="paragraph" style:parent-style-name="Standard">
      <style:text-properties officeooo:rsid="009e595a" officeooo:paragraph-rsid="009e595a"/>
    </style:style>
    <style:style style:name="P60" style:family="paragraph" style:parent-style-name="Standard">
      <style:text-properties officeooo:rsid="009fbe29" officeooo:paragraph-rsid="009fbe29"/>
    </style:style>
    <style:style style:name="P61" style:family="paragraph" style:parent-style-name="Standard">
      <style:text-properties officeooo:rsid="00a3b874" officeooo:paragraph-rsid="00a3b874"/>
    </style:style>
    <style:style style:name="P62" style:family="paragraph" style:parent-style-name="Standard">
      <style:text-properties officeooo:rsid="00a93edd" officeooo:paragraph-rsid="00a93edd"/>
    </style:style>
    <style:style style:name="P63" style:family="paragraph" style:parent-style-name="Standard">
      <style:text-properties officeooo:rsid="00ad8cc4" officeooo:paragraph-rsid="00ad8cc4"/>
    </style:style>
    <style:style style:name="P64" style:family="paragraph" style:parent-style-name="Standard">
      <style:text-properties officeooo:rsid="00aef548" officeooo:paragraph-rsid="00b0e68c"/>
    </style:style>
    <style:style style:name="P65" style:family="paragraph" style:parent-style-name="Standard">
      <style:text-properties officeooo:rsid="00b3e4d6" officeooo:paragraph-rsid="00b3e4d6"/>
    </style:style>
    <style:style style:name="P66" style:family="paragraph" style:parent-style-name="Standard">
      <style:text-properties officeooo:rsid="00b7356f" officeooo:paragraph-rsid="00b7356f"/>
    </style:style>
    <style:style style:name="P67" style:family="paragraph" style:parent-style-name="Standard">
      <style:text-properties officeooo:rsid="00bb3a76" officeooo:paragraph-rsid="00bb3a76"/>
    </style:style>
    <style:style style:name="P68" style:family="paragraph" style:parent-style-name="Standard">
      <style:text-properties officeooo:rsid="00bc97cc" officeooo:paragraph-rsid="00bc97cc"/>
    </style:style>
    <style:style style:name="P69" style:family="paragraph" style:parent-style-name="Standard">
      <style:text-properties fo:color="#800000" officeooo:rsid="00bcbd4e" officeooo:paragraph-rsid="00bcbd4e"/>
    </style:style>
    <style:style style:name="P70" style:family="paragraph" style:parent-style-name="Standard">
      <style:text-properties fo:color="#800000" officeooo:rsid="00c4193f" officeooo:paragraph-rsid="00c4193f"/>
    </style:style>
    <style:style style:name="P71" style:family="paragraph" style:parent-style-name="Standard">
      <style:text-properties officeooo:rsid="00c6a88f" officeooo:paragraph-rsid="00c6a88f"/>
    </style:style>
    <style:style style:name="P72" style:family="paragraph" style:parent-style-name="Standard">
      <style:text-properties officeooo:rsid="00c6a88f" officeooo:paragraph-rsid="00e2058b"/>
    </style:style>
    <style:style style:name="P73" style:family="paragraph" style:parent-style-name="Standard">
      <style:text-properties officeooo:rsid="00cb2295" officeooo:paragraph-rsid="00e2058b"/>
    </style:style>
    <style:style style:name="P74" style:family="paragraph" style:parent-style-name="Standard">
      <style:text-properties officeooo:rsid="00cca942" officeooo:paragraph-rsid="00cca942"/>
    </style:style>
    <style:style style:name="P75" style:family="paragraph" style:parent-style-name="Standard">
      <style:text-properties officeooo:rsid="00d32af1" officeooo:paragraph-rsid="00e2058b"/>
    </style:style>
    <style:style style:name="P76" style:family="paragraph" style:parent-style-name="Standard">
      <style:text-properties officeooo:rsid="00d88a49" officeooo:paragraph-rsid="00e2058b"/>
    </style:style>
    <style:style style:name="P77" style:family="paragraph" style:parent-style-name="Standard">
      <style:text-properties officeooo:rsid="00d9ffb7" officeooo:paragraph-rsid="00ca0c82"/>
    </style:style>
    <style:style style:name="P78" style:family="paragraph" style:parent-style-name="Standard">
      <style:text-properties officeooo:rsid="00d9ffb7" officeooo:paragraph-rsid="00e2058b"/>
    </style:style>
    <style:style style:name="P79" style:family="paragraph" style:parent-style-name="Standard">
      <style:text-properties officeooo:rsid="00dcd4f8" officeooo:paragraph-rsid="00dcd4f8"/>
    </style:style>
    <style:style style:name="P80" style:family="paragraph" style:parent-style-name="Standard">
      <style:text-properties officeooo:rsid="00e3ed85" officeooo:paragraph-rsid="00e3ed85"/>
    </style:style>
    <style:style style:name="P81" style:family="paragraph" style:parent-style-name="Standard">
      <style:text-properties officeooo:rsid="00ec0c48" officeooo:paragraph-rsid="00ec0c48"/>
    </style:style>
    <style:style style:name="P82" style:family="paragraph" style:parent-style-name="Standard">
      <style:text-properties officeooo:rsid="00f105a6" officeooo:paragraph-rsid="00f105a6"/>
    </style:style>
    <style:style style:name="P83" style:family="paragraph" style:parent-style-name="Standard">
      <style:text-properties officeooo:rsid="00f30f66" officeooo:paragraph-rsid="00f30f66"/>
    </style:style>
    <style:style style:name="P84" style:family="paragraph" style:parent-style-name="Standard">
      <style:text-properties officeooo:rsid="00f3dbb1" officeooo:paragraph-rsid="00f3dbb1"/>
    </style:style>
    <style:style style:name="P85" style:family="paragraph" style:parent-style-name="Text_20_body">
      <style:paragraph-properties fo:text-align="start" style:justify-single-word="false"/>
      <style:text-properties officeooo:paragraph-rsid="0014f7b2"/>
    </style:style>
    <style:style style:name="T1" style:family="text">
      <style:text-properties officeooo:rsid="000b3560"/>
    </style:style>
    <style:style style:name="T2" style:family="text">
      <style:text-properties officeooo:rsid="000c856a"/>
    </style:style>
    <style:style style:name="T3" style:family="text">
      <style:text-properties officeooo:rsid="001129e1"/>
    </style:style>
    <style:style style:name="T4" style:family="text">
      <style:text-properties fo:font-variant="normal" fo:text-transform="none" fo:color="#24292e" style:font-name="Times New Roman" fo:font-size="12pt" fo:letter-spacing="normal" fo:font-style="normal"/>
    </style:style>
    <style:style style:name="T5" style:family="text">
      <style:text-properties fo:font-variant="normal" fo:text-transform="none" fo:color="#24292e" style:font-name="Times New Roman" fo:font-size="12pt" fo:letter-spacing="normal" fo:font-style="normal" fo:font-weight="normal" officeooo:rsid="0014f7b2"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16142d" style:font-weight-asian="normal" style:font-weight-complex="normal"/>
    </style:style>
    <style:style style:name="T8" style:family="text">
      <style:text-properties fo:font-weight="normal" officeooo:rsid="001bb648" style:font-weight-asian="normal" style:font-weight-complex="normal"/>
    </style:style>
    <style:style style:name="T9" style:family="text">
      <style:text-properties fo:font-weight="normal" officeooo:rsid="001da73c" style:font-weight-asian="normal" style:font-weight-complex="normal"/>
    </style:style>
    <style:style style:name="T10" style:family="text">
      <style:text-properties fo:font-weight="normal" officeooo:rsid="001ef3c8" style:font-weight-asian="normal" style:font-weight-complex="normal"/>
    </style:style>
    <style:style style:name="T11" style:family="text">
      <style:text-properties fo:font-weight="normal" officeooo:rsid="002039be" style:font-weight-asian="normal" style:font-weight-complex="normal"/>
    </style:style>
    <style:style style:name="T12" style:family="text">
      <style:text-properties fo:font-weight="normal" officeooo:rsid="0021bd2a" style:font-weight-asian="normal" style:font-weight-complex="normal"/>
    </style:style>
    <style:style style:name="T13" style:family="text">
      <style:text-properties fo:font-weight="normal" officeooo:rsid="002203a4" style:font-weight-asian="normal" style:font-weight-complex="normal"/>
    </style:style>
    <style:style style:name="T14" style:family="text">
      <style:text-properties fo:font-weight="normal" officeooo:rsid="00224f30" style:font-weight-asian="normal" style:font-weight-complex="normal"/>
    </style:style>
    <style:style style:name="T15" style:family="text">
      <style:text-properties fo:font-weight="normal" officeooo:rsid="002375d3" style:font-weight-asian="normal" style:font-weight-complex="normal"/>
    </style:style>
    <style:style style:name="T16" style:family="text">
      <style:text-properties fo:font-weight="normal" officeooo:rsid="00243f65" style:font-weight-asian="normal" style:font-weight-complex="normal"/>
    </style:style>
    <style:style style:name="T17" style:family="text">
      <style:text-properties fo:font-weight="normal" officeooo:rsid="0025deb7" style:font-weight-asian="normal" style:font-weight-complex="normal"/>
    </style:style>
    <style:style style:name="T18" style:family="text">
      <style:text-properties fo:font-weight="normal" officeooo:rsid="00264a54" style:font-weight-asian="normal" style:font-weight-complex="normal"/>
    </style:style>
    <style:style style:name="T19" style:family="text">
      <style:text-properties fo:font-weight="normal" officeooo:rsid="0027549e" style:font-weight-asian="normal" style:font-weight-complex="normal"/>
    </style:style>
    <style:style style:name="T20" style:family="text">
      <style:text-properties fo:font-weight="normal" officeooo:rsid="0028d4fa" style:font-weight-asian="normal" style:font-weight-complex="normal"/>
    </style:style>
    <style:style style:name="T21" style:family="text">
      <style:text-properties fo:font-weight="normal" officeooo:rsid="002ae048" style:font-weight-asian="normal" style:font-weight-complex="normal"/>
    </style:style>
    <style:style style:name="T22" style:family="text">
      <style:text-properties fo:font-weight="normal" officeooo:rsid="002b3bd4" style:font-weight-asian="normal" style:font-weight-complex="normal"/>
    </style:style>
    <style:style style:name="T23" style:family="text">
      <style:text-properties fo:font-weight="normal" officeooo:rsid="002be4a7" style:font-weight-asian="normal" style:font-weight-complex="normal"/>
    </style:style>
    <style:style style:name="T24" style:family="text">
      <style:text-properties fo:font-weight="normal" officeooo:rsid="002ce919" style:font-weight-asian="normal" style:font-weight-complex="normal"/>
    </style:style>
    <style:style style:name="T25" style:family="text">
      <style:text-properties fo:font-weight="normal" officeooo:rsid="002dec15" style:font-weight-asian="normal" style:font-weight-complex="normal"/>
    </style:style>
    <style:style style:name="T26" style:family="text">
      <style:text-properties fo:font-weight="normal" officeooo:rsid="002fc752" style:font-weight-asian="normal" style:font-weight-complex="normal"/>
    </style:style>
    <style:style style:name="T27" style:family="text">
      <style:text-properties fo:font-weight="normal" officeooo:rsid="00315394" style:font-weight-asian="normal" style:font-weight-complex="normal"/>
    </style:style>
    <style:style style:name="T28" style:family="text">
      <style:text-properties fo:font-weight="normal" officeooo:rsid="00332a8e" style:font-weight-asian="normal" style:font-weight-complex="normal"/>
    </style:style>
    <style:style style:name="T29" style:family="text">
      <style:text-properties fo:font-weight="normal" officeooo:rsid="0033d944" style:font-weight-asian="normal" style:font-weight-complex="normal"/>
    </style:style>
    <style:style style:name="T30" style:family="text">
      <style:text-properties fo:font-weight="normal" officeooo:rsid="00367658" style:font-weight-asian="normal" style:font-weight-complex="normal"/>
    </style:style>
    <style:style style:name="T31" style:family="text">
      <style:text-properties fo:font-weight="normal" officeooo:rsid="003736a0" style:font-weight-asian="normal" style:font-weight-complex="normal"/>
    </style:style>
    <style:style style:name="T32" style:family="text">
      <style:text-properties fo:font-weight="normal" officeooo:rsid="00399a6d" style:font-weight-asian="normal" style:font-weight-complex="normal"/>
    </style:style>
    <style:style style:name="T33" style:family="text">
      <style:text-properties fo:font-weight="normal" officeooo:rsid="003a2bdc" style:font-weight-asian="normal" style:font-weight-complex="normal"/>
    </style:style>
    <style:style style:name="T34" style:family="text">
      <style:text-properties fo:font-weight="normal" officeooo:rsid="003a2cbf" style:font-weight-asian="normal" style:font-weight-complex="normal"/>
    </style:style>
    <style:style style:name="T35" style:family="text">
      <style:text-properties fo:font-weight="normal" officeooo:rsid="003bb99f" style:font-weight-asian="normal" style:font-weight-complex="normal"/>
    </style:style>
    <style:style style:name="T36" style:family="text">
      <style:text-properties fo:font-weight="normal" officeooo:rsid="003db4ec" style:font-weight-asian="normal" style:font-weight-complex="normal"/>
    </style:style>
    <style:style style:name="T37" style:family="text">
      <style:text-properties fo:font-weight="normal" officeooo:rsid="003dc019" style:font-weight-asian="normal" style:font-weight-complex="normal"/>
    </style:style>
    <style:style style:name="T38" style:family="text">
      <style:text-properties fo:font-weight="normal" officeooo:rsid="003e5700" style:font-weight-asian="normal" style:font-weight-complex="normal"/>
    </style:style>
    <style:style style:name="T39" style:family="text">
      <style:text-properties fo:font-weight="normal" officeooo:rsid="003ff6da" style:font-weight-asian="normal" style:font-weight-complex="normal"/>
    </style:style>
    <style:style style:name="T40" style:family="text">
      <style:text-properties fo:font-weight="normal" officeooo:rsid="0040fb86" style:font-weight-asian="normal" style:font-weight-complex="normal"/>
    </style:style>
    <style:style style:name="T41" style:family="text">
      <style:text-properties fo:font-weight="normal" officeooo:rsid="00423b8a" style:font-weight-asian="normal" style:font-weight-complex="normal"/>
    </style:style>
    <style:style style:name="T42" style:family="text">
      <style:text-properties fo:font-weight="normal" officeooo:rsid="0042750c" style:font-weight-asian="normal" style:font-weight-complex="normal"/>
    </style:style>
    <style:style style:name="T43" style:family="text">
      <style:text-properties fo:font-weight="normal" officeooo:rsid="0043fa2e" style:font-weight-asian="normal" style:font-weight-complex="normal"/>
    </style:style>
    <style:style style:name="T44" style:family="text">
      <style:text-properties fo:font-weight="normal" officeooo:rsid="0044e158" style:font-weight-asian="normal" style:font-weight-complex="normal"/>
    </style:style>
    <style:style style:name="T45" style:family="text">
      <style:text-properties fo:font-weight="normal" officeooo:rsid="0045f142" style:font-weight-asian="normal" style:font-weight-complex="normal"/>
    </style:style>
    <style:style style:name="T46" style:family="text">
      <style:text-properties fo:font-weight="normal" officeooo:rsid="0046ce09" style:font-weight-asian="normal" style:font-weight-complex="normal"/>
    </style:style>
    <style:style style:name="T47" style:family="text">
      <style:text-properties fo:font-weight="normal" officeooo:rsid="00519868" style:font-weight-asian="normal" style:font-weight-complex="normal"/>
    </style:style>
    <style:style style:name="T48" style:family="text">
      <style:text-properties fo:font-weight="normal" officeooo:rsid="00522463" style:font-weight-asian="normal" style:font-weight-complex="normal"/>
    </style:style>
    <style:style style:name="T49" style:family="text">
      <style:text-properties fo:font-weight="normal" officeooo:rsid="0052f9f3" style:font-weight-asian="normal" style:font-weight-complex="normal"/>
    </style:style>
    <style:style style:name="T50" style:family="text">
      <style:text-properties fo:font-weight="normal" officeooo:rsid="0054250d" style:font-weight-asian="normal" style:font-weight-complex="normal"/>
    </style:style>
    <style:style style:name="T51" style:family="text">
      <style:text-properties fo:font-weight="normal" officeooo:rsid="0055d22e" style:font-weight-asian="normal" style:font-weight-complex="normal"/>
    </style:style>
    <style:style style:name="T52" style:family="text">
      <style:text-properties fo:font-weight="normal" officeooo:rsid="005b802a" style:font-weight-asian="normal" style:font-weight-complex="normal"/>
    </style:style>
    <style:style style:name="T53" style:family="text">
      <style:text-properties fo:font-weight="normal" officeooo:rsid="005c794d" style:font-weight-asian="normal" style:font-weight-complex="normal"/>
    </style:style>
    <style:style style:name="T54" style:family="text">
      <style:text-properties fo:font-weight="normal" officeooo:rsid="005de9fe" style:font-weight-asian="normal" style:font-weight-complex="normal"/>
    </style:style>
    <style:style style:name="T55" style:family="text">
      <style:text-properties fo:font-weight="normal" officeooo:rsid="005decff" style:font-weight-asian="normal" style:font-weight-complex="normal"/>
    </style:style>
    <style:style style:name="T56" style:family="text">
      <style:text-properties fo:font-weight="normal" officeooo:rsid="005fea6a" style:font-weight-asian="normal" style:font-weight-complex="normal"/>
    </style:style>
    <style:style style:name="T57" style:family="text">
      <style:text-properties fo:font-weight="normal" officeooo:rsid="00612707" style:font-weight-asian="normal" style:font-weight-complex="normal"/>
    </style:style>
    <style:style style:name="T58" style:family="text">
      <style:text-properties fo:font-weight="normal" officeooo:rsid="006265e7" style:font-weight-asian="normal" style:font-weight-complex="normal"/>
    </style:style>
    <style:style style:name="T59" style:family="text">
      <style:text-properties fo:font-weight="normal" officeooo:rsid="0063ad57" style:font-weight-asian="normal" style:font-weight-complex="normal"/>
    </style:style>
    <style:style style:name="T60" style:family="text">
      <style:text-properties fo:font-weight="normal" officeooo:rsid="00658ebf" style:font-weight-asian="normal" style:font-weight-complex="normal"/>
    </style:style>
    <style:style style:name="T61" style:family="text">
      <style:text-properties fo:font-weight="normal" officeooo:rsid="0066d65b" style:font-weight-asian="normal" style:font-weight-complex="normal"/>
    </style:style>
    <style:style style:name="T62" style:family="text">
      <style:text-properties fo:font-weight="normal" officeooo:rsid="00689373" style:font-weight-asian="normal" style:font-weight-complex="normal"/>
    </style:style>
    <style:style style:name="T63" style:family="text">
      <style:text-properties fo:font-weight="normal" officeooo:rsid="006bb138" style:font-weight-asian="normal" style:font-weight-complex="normal"/>
    </style:style>
    <style:style style:name="T64" style:family="text">
      <style:text-properties fo:font-weight="normal" officeooo:rsid="00704033" style:font-weight-asian="normal" style:font-weight-complex="normal"/>
    </style:style>
    <style:style style:name="T65" style:family="text">
      <style:text-properties fo:font-weight="normal" officeooo:rsid="00737637" style:font-weight-asian="normal" style:font-weight-complex="normal"/>
    </style:style>
    <style:style style:name="T66" style:family="text">
      <style:text-properties fo:font-weight="normal" officeooo:rsid="007464f9" style:font-weight-asian="normal" style:font-weight-complex="normal"/>
    </style:style>
    <style:style style:name="T67" style:family="text">
      <style:text-properties fo:font-weight="normal" officeooo:rsid="0075d741" style:font-weight-asian="normal" style:font-weight-complex="normal"/>
    </style:style>
    <style:style style:name="T68" style:family="text">
      <style:text-properties fo:font-weight="normal" officeooo:rsid="0077a7e8" style:font-weight-asian="normal" style:font-weight-complex="normal"/>
    </style:style>
    <style:style style:name="T69" style:family="text">
      <style:text-properties fo:font-weight="normal" officeooo:rsid="00797386" style:font-weight-asian="normal" style:font-weight-complex="normal"/>
    </style:style>
    <style:style style:name="T70" style:family="text">
      <style:text-properties fo:font-weight="normal" officeooo:rsid="007d45f7" style:font-weight-asian="normal" style:font-weight-complex="normal"/>
    </style:style>
    <style:style style:name="T71" style:family="text">
      <style:text-properties fo:font-weight="normal" officeooo:rsid="00823dae" style:font-weight-asian="normal" style:font-weight-complex="normal"/>
    </style:style>
    <style:style style:name="T72" style:family="text">
      <style:text-properties fo:font-weight="normal" officeooo:rsid="0082cc62" style:font-weight-asian="normal" style:font-weight-complex="normal"/>
    </style:style>
    <style:style style:name="T73" style:family="text">
      <style:text-properties fo:font-weight="normal" officeooo:rsid="0085cf23" style:font-weight-asian="normal" style:font-weight-complex="normal"/>
    </style:style>
    <style:style style:name="T74" style:family="text">
      <style:text-properties fo:font-weight="normal" officeooo:rsid="00889f05" style:font-weight-asian="normal" style:font-weight-complex="normal"/>
    </style:style>
    <style:style style:name="T75" style:family="text">
      <style:text-properties fo:font-weight="normal" officeooo:rsid="00893ca2" style:font-weight-asian="normal" style:font-weight-complex="normal"/>
    </style:style>
    <style:style style:name="T76" style:family="text">
      <style:text-properties fo:font-weight="normal" officeooo:rsid="008a06c2" style:font-weight-asian="normal" style:font-weight-complex="normal"/>
    </style:style>
    <style:style style:name="T77" style:family="text">
      <style:text-properties fo:font-weight="normal" officeooo:rsid="008be5b6" style:font-weight-asian="normal" style:font-weight-complex="normal"/>
    </style:style>
    <style:style style:name="T78" style:family="text">
      <style:text-properties fo:font-weight="normal" officeooo:rsid="008dd10b" style:font-weight-asian="normal" style:font-weight-complex="normal"/>
    </style:style>
    <style:style style:name="T79" style:family="text">
      <style:text-properties fo:font-weight="normal" officeooo:rsid="008e8df1" style:font-weight-asian="normal" style:font-weight-complex="normal"/>
    </style:style>
    <style:style style:name="T80" style:family="text">
      <style:text-properties fo:font-weight="normal" officeooo:rsid="00914aae" style:font-weight-asian="normal" style:font-weight-complex="normal"/>
    </style:style>
    <style:style style:name="T81" style:family="text">
      <style:text-properties fo:font-weight="normal" officeooo:rsid="0091ae04" style:font-weight-asian="normal" style:font-weight-complex="normal"/>
    </style:style>
    <style:style style:name="T82" style:family="text">
      <style:text-properties fo:font-weight="normal" officeooo:rsid="00924778" style:font-weight-asian="normal" style:font-weight-complex="normal"/>
    </style:style>
    <style:style style:name="T83" style:family="text">
      <style:text-properties fo:font-weight="normal" officeooo:rsid="00951941" style:font-weight-asian="normal" style:font-weight-complex="normal"/>
    </style:style>
    <style:style style:name="T84" style:family="text">
      <style:text-properties fo:font-weight="normal" officeooo:rsid="00964033" style:font-weight-asian="normal" style:font-weight-complex="normal"/>
    </style:style>
    <style:style style:name="T85" style:family="text">
      <style:text-properties fo:font-weight="normal" officeooo:rsid="00982317" style:font-weight-asian="normal" style:font-weight-complex="normal"/>
    </style:style>
    <style:style style:name="T86" style:family="text">
      <style:text-properties fo:font-weight="normal" officeooo:rsid="009e758b" style:font-weight-asian="normal" style:font-weight-complex="normal"/>
    </style:style>
    <style:style style:name="T87" style:family="text">
      <style:text-properties fo:font-weight="normal" officeooo:rsid="00a14ce6" style:font-weight-asian="normal" style:font-weight-complex="normal"/>
    </style:style>
    <style:style style:name="T88" style:family="text">
      <style:text-properties fo:font-weight="normal" officeooo:rsid="00a194f5" style:font-weight-asian="normal" style:font-weight-complex="normal"/>
    </style:style>
    <style:style style:name="T89" style:family="text">
      <style:text-properties fo:font-weight="normal" officeooo:rsid="00a1fd01" style:font-weight-asian="normal" style:font-weight-complex="normal"/>
    </style:style>
    <style:style style:name="T90" style:family="text">
      <style:text-properties fo:font-weight="normal" officeooo:rsid="00a5b22f" style:font-weight-asian="normal" style:font-weight-complex="normal"/>
    </style:style>
    <style:style style:name="T91" style:family="text">
      <style:text-properties fo:font-weight="normal" officeooo:rsid="00a5d232" style:font-weight-asian="normal" style:font-weight-complex="normal"/>
    </style:style>
    <style:style style:name="T92" style:family="text">
      <style:text-properties fo:font-weight="normal" officeooo:rsid="00a77c2f" style:font-weight-asian="normal" style:font-weight-complex="normal"/>
    </style:style>
    <style:style style:name="T93" style:family="text">
      <style:text-properties fo:font-weight="normal" officeooo:rsid="00a9b250" style:font-weight-asian="normal" style:font-weight-complex="normal"/>
    </style:style>
    <style:style style:name="T94" style:family="text">
      <style:text-properties fo:font-weight="normal" officeooo:rsid="00a9ee17" style:font-weight-asian="normal" style:font-weight-complex="normal"/>
    </style:style>
    <style:style style:name="T95" style:family="text">
      <style:text-properties fo:font-weight="normal" officeooo:rsid="00aa18d1" style:font-weight-asian="normal" style:font-weight-complex="normal"/>
    </style:style>
    <style:style style:name="T96" style:family="text">
      <style:text-properties fo:font-weight="normal" officeooo:rsid="00a93edd" style:font-weight-asian="normal" style:font-weight-complex="normal"/>
    </style:style>
    <style:style style:name="T97" style:family="text">
      <style:text-properties fo:font-weight="normal" officeooo:rsid="00b0e68c" style:font-weight-asian="normal" style:font-weight-complex="normal"/>
    </style:style>
    <style:style style:name="T98" style:family="text">
      <style:text-properties fo:font-weight="normal" officeooo:rsid="00b278bd" style:font-weight-asian="normal" style:font-weight-complex="normal"/>
    </style:style>
    <style:style style:name="T99" style:family="text">
      <style:text-properties fo:font-weight="normal" officeooo:rsid="00b5c167" style:font-weight-asian="normal" style:font-weight-complex="normal"/>
    </style:style>
    <style:style style:name="T100" style:family="text">
      <style:text-properties fo:font-weight="normal" officeooo:rsid="00b6d08b" style:font-weight-asian="normal" style:font-weight-complex="normal"/>
    </style:style>
    <style:style style:name="T101" style:family="text">
      <style:text-properties fo:font-weight="normal" officeooo:rsid="00b80951" style:font-weight-asian="normal" style:font-weight-complex="normal"/>
    </style:style>
    <style:style style:name="T102" style:family="text">
      <style:text-properties fo:font-weight="normal" officeooo:rsid="00b99421" style:font-weight-asian="normal" style:font-weight-complex="normal"/>
    </style:style>
    <style:style style:name="T103" style:family="text">
      <style:text-properties fo:font-weight="normal" officeooo:rsid="00b9d2fe" style:font-weight-asian="normal" style:font-weight-complex="normal"/>
    </style:style>
    <style:style style:name="T104" style:family="text">
      <style:text-properties fo:font-weight="normal" officeooo:rsid="00bb709a" style:font-weight-asian="normal" style:font-weight-complex="normal"/>
    </style:style>
    <style:style style:name="T105" style:family="text">
      <style:text-properties fo:font-weight="normal" officeooo:rsid="00bdfd86" style:font-weight-asian="normal" style:font-weight-complex="normal"/>
    </style:style>
    <style:style style:name="T106" style:family="text">
      <style:text-properties fo:font-weight="normal" officeooo:rsid="00bf5868" style:font-weight-asian="normal" style:font-weight-complex="normal"/>
    </style:style>
    <style:style style:name="T107" style:family="text">
      <style:text-properties fo:font-weight="normal" officeooo:rsid="00c17ada" style:font-weight-asian="normal" style:font-weight-complex="normal"/>
    </style:style>
    <style:style style:name="T108" style:family="text">
      <style:text-properties fo:font-weight="normal" officeooo:rsid="00c4cf3a" style:font-weight-asian="normal" style:font-weight-complex="normal"/>
    </style:style>
    <style:style style:name="T109" style:family="text">
      <style:text-properties fo:font-weight="normal" officeooo:rsid="00c5cfb7" style:font-weight-asian="normal" style:font-weight-complex="normal"/>
    </style:style>
    <style:style style:name="T110" style:family="text">
      <style:text-properties fo:font-weight="normal" officeooo:rsid="00c80857" style:font-weight-asian="normal" style:font-weight-complex="normal"/>
    </style:style>
    <style:style style:name="T111" style:family="text">
      <style:text-properties fo:font-weight="normal" officeooo:rsid="00c80ce2" style:font-weight-asian="normal" style:font-weight-complex="normal"/>
    </style:style>
    <style:style style:name="T112" style:family="text">
      <style:text-properties fo:font-weight="normal" officeooo:rsid="00cca942" style:font-weight-asian="normal" style:font-weight-complex="normal"/>
    </style:style>
    <style:style style:name="T113" style:family="text">
      <style:text-properties fo:font-weight="normal" officeooo:rsid="00cd3c14" style:font-weight-asian="normal" style:font-weight-complex="normal"/>
    </style:style>
    <style:style style:name="T114" style:family="text">
      <style:text-properties fo:font-weight="normal" officeooo:rsid="00cd7012" style:font-weight-asian="normal" style:font-weight-complex="normal"/>
    </style:style>
    <style:style style:name="T115" style:family="text">
      <style:text-properties fo:font-weight="normal" officeooo:rsid="00cf6eb7" style:font-weight-asian="normal" style:font-weight-complex="normal"/>
    </style:style>
    <style:style style:name="T116" style:family="text">
      <style:text-properties fo:font-weight="normal" officeooo:rsid="00cf77e6" style:font-weight-asian="normal" style:font-weight-complex="normal"/>
    </style:style>
    <style:style style:name="T117" style:family="text">
      <style:text-properties fo:font-weight="normal" officeooo:rsid="00d152a4" style:font-weight-asian="normal" style:font-weight-complex="normal"/>
    </style:style>
    <style:style style:name="T118" style:family="text">
      <style:text-properties fo:font-weight="normal" officeooo:rsid="00d3fcee" style:font-weight-asian="normal" style:font-weight-complex="normal"/>
    </style:style>
    <style:style style:name="T119" style:family="text">
      <style:text-properties fo:font-weight="normal" officeooo:rsid="00d4a7f0" style:font-weight-asian="normal" style:font-weight-complex="normal"/>
    </style:style>
    <style:style style:name="T120" style:family="text">
      <style:text-properties fo:font-weight="normal" officeooo:rsid="00d69668" style:font-weight-asian="normal" style:font-weight-complex="normal"/>
    </style:style>
    <style:style style:name="T121" style:family="text">
      <style:text-properties fo:font-weight="normal" officeooo:rsid="00d7b47a" style:font-weight-asian="normal" style:font-weight-complex="normal"/>
    </style:style>
    <style:style style:name="T122" style:family="text">
      <style:text-properties fo:font-weight="normal" officeooo:rsid="00d946e5" style:font-weight-asian="normal" style:font-weight-complex="normal"/>
    </style:style>
    <style:style style:name="T123" style:family="text">
      <style:text-properties fo:font-weight="normal" officeooo:rsid="00d9ffb7" style:font-weight-asian="normal" style:font-weight-complex="normal"/>
    </style:style>
    <style:style style:name="T124" style:family="text">
      <style:text-properties fo:font-weight="normal" officeooo:rsid="00dbb60d" style:font-weight-asian="normal" style:font-weight-complex="normal"/>
    </style:style>
    <style:style style:name="T125" style:family="text">
      <style:text-properties fo:font-weight="normal" officeooo:rsid="00ddeef8" style:font-weight-asian="normal" style:font-weight-complex="normal"/>
    </style:style>
    <style:style style:name="T126" style:family="text">
      <style:text-properties fo:font-weight="normal" officeooo:rsid="00dfeb11" style:font-weight-asian="normal" style:font-weight-complex="normal"/>
    </style:style>
    <style:style style:name="T127" style:family="text">
      <style:text-properties fo:font-weight="normal" officeooo:rsid="00e16a46" style:font-weight-asian="normal" style:font-weight-complex="normal"/>
    </style:style>
    <style:style style:name="T128" style:family="text">
      <style:text-properties fo:font-weight="normal" officeooo:rsid="00e18a31" style:font-weight-asian="normal" style:font-weight-complex="normal"/>
    </style:style>
    <style:style style:name="T129" style:family="text">
      <style:text-properties fo:font-weight="normal" officeooo:rsid="00e2058b" style:font-weight-asian="normal" style:font-weight-complex="normal"/>
    </style:style>
    <style:style style:name="T130" style:family="text">
      <style:text-properties fo:font-weight="normal" officeooo:rsid="00ca0c82" style:font-weight-asian="normal" style:font-weight-complex="normal"/>
    </style:style>
    <style:style style:name="T131" style:family="text">
      <style:text-properties fo:font-weight="normal" officeooo:rsid="00e5ca46" style:font-weight-asian="normal" style:font-weight-complex="normal"/>
    </style:style>
    <style:style style:name="T132" style:family="text">
      <style:text-properties fo:font-weight="normal" officeooo:rsid="00e65554" style:font-weight-asian="normal" style:font-weight-complex="normal"/>
    </style:style>
    <style:style style:name="T133" style:family="text">
      <style:text-properties fo:font-weight="normal" officeooo:rsid="00e7abe3" style:font-weight-asian="normal" style:font-weight-complex="normal"/>
    </style:style>
    <style:style style:name="T134" style:family="text">
      <style:text-properties fo:font-weight="normal" officeooo:rsid="00e9742e" style:font-weight-asian="normal" style:font-weight-complex="normal"/>
    </style:style>
    <style:style style:name="T135" style:family="text">
      <style:text-properties fo:font-weight="normal" officeooo:rsid="00ea2121" style:font-weight-asian="normal" style:font-weight-complex="normal"/>
    </style:style>
    <style:style style:name="T136" style:family="text">
      <style:text-properties fo:font-weight="normal" officeooo:rsid="00ea25e8" style:font-weight-asian="normal" style:font-weight-complex="normal"/>
    </style:style>
    <style:style style:name="T137" style:family="text">
      <style:text-properties fo:font-weight="normal" officeooo:rsid="00eaec77" style:font-weight-asian="normal" style:font-weight-complex="normal"/>
    </style:style>
    <style:style style:name="T138" style:family="text">
      <style:text-properties fo:font-weight="normal" officeooo:rsid="00ed7628" style:font-weight-asian="normal" style:font-weight-complex="normal"/>
    </style:style>
    <style:style style:name="T139" style:family="text">
      <style:text-properties fo:font-weight="normal" officeooo:rsid="00edb7a7" style:font-weight-asian="normal" style:font-weight-complex="normal"/>
    </style:style>
    <style:style style:name="T140" style:family="text">
      <style:text-properties fo:font-weight="normal" officeooo:rsid="00f105a6" style:font-weight-asian="normal" style:font-weight-complex="normal"/>
    </style:style>
    <style:style style:name="T141" style:family="text">
      <style:text-properties fo:font-weight="normal" officeooo:rsid="00f22fba" style:font-weight-asian="normal" style:font-weight-complex="normal"/>
    </style:style>
    <style:style style:name="T142" style:family="text">
      <style:text-properties fo:font-weight="normal" officeooo:rsid="00f3ffba" style:font-weight-asian="normal" style:font-weight-complex="normal"/>
    </style:style>
    <style:style style:name="T143" style:family="text">
      <style:text-properties fo:font-weight="normal" officeooo:rsid="00f53bdf" style:font-weight-asian="normal" style:font-weight-complex="normal"/>
    </style:style>
    <style:style style:name="T144" style:family="text">
      <style:text-properties fo:font-weight="normal" officeooo:rsid="00f7febd" style:font-weight-asian="normal" style:font-weight-complex="normal"/>
    </style:style>
    <style:style style:name="T145" style:family="text">
      <style:text-properties fo:font-weight="normal" officeooo:rsid="00f9e83e" style:font-weight-asian="normal" style:font-weight-complex="normal"/>
    </style:style>
    <style:style style:name="T146" style:family="text">
      <style:text-properties fo:font-weight="normal" officeooo:rsid="00fc4d35" style:font-weight-asian="normal" style:font-weight-complex="normal"/>
    </style:style>
    <style:style style:name="T147" style:family="text">
      <style:text-properties fo:font-weight="normal" officeooo:rsid="00fcd025" style:font-weight-asian="normal" style:font-weight-complex="normal"/>
    </style:style>
    <style:style style:name="T148" style:family="text">
      <style:text-properties fo:font-weight="normal" officeooo:rsid="00fd8240" style:font-weight-asian="normal" style:font-weight-complex="normal"/>
    </style:style>
    <style:style style:name="T149" style:family="text">
      <style:text-properties officeooo:rsid="0016142d"/>
    </style:style>
    <style:style style:name="T150" style:family="text">
      <style:text-properties fo:color="#800000" fo:font-weight="normal" officeooo:rsid="006265e7" style:font-weight-asian="normal" style:font-weight-complex="normal"/>
    </style:style>
    <style:style style:name="T151" style:family="text">
      <style:text-properties officeooo:rsid="007d8185"/>
    </style:style>
    <style:style style:name="T152" style:family="text">
      <style:text-properties officeooo:rsid="00ff28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RROIS Florian</text:p>
      <text:p text:style-name="P1">BAVEREL Victor</text:p>
      <text:p text:style-name="P1">GONTARD Benjamin</text:p>
      <text:p text:style-name="P1"/>
      <text:p text:style-name="P1"/>
      <text:p text:style-name="P2">COMPTE RENDU TP 4-5 DE BASE DE DONNEES:</text:p>
      <text:p text:style-name="P2">APPLICATION "ZOO"</text:p>
      <text:p text:style-name="P2"/>
      <text:p text:style-name="P4"/>
      <text:p text:style-name="P12">I<text:span text:style-name="T151">NTRODUCTION</text:span> :</text:p>
      <text:p text:style-name="P5"/>
      <text:p text:style-name="P6">Pour répondre aux questions définies dans le sujet, nous avons modifié et crée plusieurs fichiers :</text:p>
      <text:p text:style-name="P6"/>
      <text:p text:style-name="P7">Fichier<text:span text:style-name="T1">s</text:span> SQL : </text:p>
      <text:p text:style-name="P8">Pour lancer ces fichiers, <text:span text:style-name="T1">connectez vous dans un premier temps sur sqlplus puis entrez la commande <text:s/>start &lt;nom_du_fichier.sql&gt;.</text:span></text:p>
      <text:p text:style-name="P8">-<text:span text:style-name="T2">script.sql : fichier qui était fourni et permet de créer la base de données (tables avec attributs et contraintes d'intégrité) et de la peupler avec un petit jeu de données. Nous avons rajouté un COMMIT à la fin.</text:span></text:p>
      <text:p text:style-name="P8">-<text:span text:style-name="T3">trigger.sql : fichier permettant de créer les triggers définis dans la partie V du sujet.</text:span></text:p>
      <text:p text:style-name="P8"/>
      <text:p text:style-name="P9">Fichier JAVA :</text:p>
      <text:p text:style-name="P9"/>
      <text:p text:style-name="P11">Note : Nous ne pouvons pas vous envoyer le jar ojdbc6.jar : trop volumineux <text:span text:style-name="T152">pour le rendu moodle, même en dossier compressé, vous pourrez le récupérer sur Moodle ou envoyez un mail à un membre de notre groupe si vous avez besoin de le récupérer</text:span>.</text:p>
      <text:p text:style-name="P9"/>
      <text:p text:style-name="P10">Pour compiler sur un terminal : <text:span text:style-name="T4">javac -cp .:ojdbc6.jar squelette_appli.java</text:span></text:p>
      <text:p text:style-name="P85"><text:span text:style-name="T5">Pour lancer sur un terminal : java -cp .:ojdbc6.jar squelette_appli</text:span></text:p>
      <text:p text:style-name="P8">-<text:span text:style-name="T149">squelette_appli.java : implémentation des fonctionnalités demandées dans la partie IV du sujet.</text:span></text:p>
      <text:p text:style-name="P2"/>
      <text:p text:style-name="P2"/>
      <text:p text:style-name="P2"/>
      <text:p text:style-name="P13">IMPLEMENTATION :</text:p>
      <text:p text:style-name="P13"/>
      <text:p text:style-name="P13"/>
      <text:p text:style-name="P3">IV) Fonctionnalités et transactions :</text:p>
      <text:p text:style-name="P1"/>
      <text:p text:style-name="P15">Pour répondre à ces questions, nous avons choisi de reprendre le programme <text:span text:style-name="T7">squelette_appli.java.</text:span></text:p>
      <text:p text:style-name="P17"><text:span text:style-name="T7">L</text:span><text:span text:style-name="T6">orsque l'utilisateur lance le p</text:span><text:span text:style-name="T11">rogramme, </text:span><text:span text:style-name="T12">il doit choisir quelle fonction il souhaite réaliser en entrant un entier :</text:span></text:p>
      <text:p text:style-name="P17"><text:span text:style-name="T12">-0 pour changer </text:span><text:span text:style-name="T13">la fonction d'une cage.</text:span></text:p>
      <text:p text:style-name="P17"><text:span text:style-name="T13">-1 </text:span><text:span text:style-name="T14">pour ajouter un animal.</text:span></text:p>
      <text:p text:style-name="P17"><text:span text:style-name="T13">-2 </text:span><text:span text:style-name="T14">pour changer la cage d'un animal.</text:span></text:p>
      <text:p text:style-name="P17"><text:span text:style-name="T13">-Autre chose pour quitter le programme.</text:span></text:p>
      <text:p text:style-name="P16"><text:span text:style-name="T7">N</text:span><text:span text:style-name="T6">ous avons simplement implémenté les </text:span><text:span text:style-name="T8">fonctionnalités attendues dans le sujet </text:span><text:span text:style-name="T9">sans effectuer de vérifications </text:span><text:span text:style-name="T10">sur la pertinence des données que l'utilisateur entre, </text:span><text:span text:style-name="T15">cependant, si nous avions effectués ces vérifications dans le programme JAVA, alors il nous aurait été impossible de vérifier le bon fonctionnement des triggers </text:span><text:span text:style-name="T16">de la partie V </text:span><text:span text:style-name="T15">à partir de l'application JAVA</text:span><text:span text:style-name="T10">. </text:span><text:span text:style-name="T17">Nous verrons comment nous aurions pû faire pour </text:span><text:span text:style-name="T18">contôler les données entrées par l'utilisateur à partir de l'application.</text:span></text:p>
      <text:p text:style-name="P16"><text:span text:style-name="T18"/></text:p>
      <text:p text:style-name="P16"><text:soft-page-break/><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span><text:span text:style-name="T19">1) </text:span><text:span text:style-name="T20">Changer la fonction d'une cage</text:span></text:p>
      <text:p text:style-name="P16"><text:span text:style-name="T20"/></text:p>
      <text:p text:style-name="P19"><text:span text:style-name="T20">-O</text:span><text:span text:style-name="T6">n commence tout d'abord notre transaction par une </text:span><text:span text:style-name="T35">Selection (lecture)</text:span><text:span text:style-name="T6"> sur la <text:s/>table LesCages : </text:span><text:span text:style-name="T21">on affiche à l'utilisateur la liste des cages disponibles.</text:span></text:p>
      <text:p text:style-name="P20"><text:span text:style-name="T22">-L'utilisateur est ensuite invité </text:span><text:span text:style-name="T23">à</text:span><text:span text:style-name="T22"> entrer </text:span><text:span text:style-name="T24">le numero de la cage qu'il souhaite modifier.</text:span></text:p>
      <text:p text:style-name="P20"><text:span text:style-name="T24">-Il doit ensuite entrer la nouvelle fonction de la cage.</text:span></text:p>
      <text:p text:style-name="P20"><text:span text:style-name="T24">-Une requete de mise a jour est envoyée à notre base de données </text:span></text:p>
      <text:p text:style-name="P21"><text:span text:style-name="T24">-Finalement, on COMMIT les changements.</text:span></text:p>
      <text:p text:style-name="P21"><text:span text:style-name="T24"/></text:p>
      <text:p text:style-name="P21"><text:span text:style-name="T25">Notons qu'il est tout à fait possible que l'utilisateur change la fonction d'une cage contenant des animaux : ainsi le type de la cage serait en conflit avec le type des animaux. Pour résoudre ce soucis, nous aurions pû contrôler au niveau de l'application </text:span><text:span text:style-name="T26">que la cage que l'utilisateur souhaite modifier soit bien vide en faisant une lecture sur la table LesAnimaux </text:span><text:span text:style-name="T27">puis en vérifiant qu'aucun animal n'ait pour numero de cage celui entré par l'utilisateur</text:span><text:span text:style-name="T26">. </text:span><text:span text:style-name="T28">Au niveau de la base de données, nous aurions pu créer un trigger qui se serait déclencher au moment </text:span><text:span text:style-name="T29">de la mise à jour (ON UPDATE) sur la table LesCages : </text:span><text:span text:style-name="T30">si la cage contient au moins un animal, alors rejeter </text:span><text:span text:style-name="T31">la mise à jour de la fonction de la cage.</text:span></text:p>
      <text:p text:style-name="P21"><text:span text:style-name="T31"/></text:p>
      <text:p text:style-name="P25"><text:span text:style-name="T31">2</text:span><text:span text:style-name="T6">) </text:span><text:span text:style-name="T32">Ajouter un animal </text:span></text:p>
      <text:p text:style-name="P20"><text:span text:style-name="T6"/></text:p>
      <text:p text:style-name="P18"><text:span text:style-name="T6">-</text:span><text:span text:style-name="T32">On commence tout d'abord par demander à l'utilisateur l</text:span><text:span text:style-name="T33">a fonction que devra avoir la cage où sera mis l'animal (fauve, fosse, aquarium) puis le type de l'animal (lion, leopard).</text:span></text:p>
      <text:p text:style-name="P18"><text:span text:style-name="T33">-</text:span><text:span text:style-name="T34">On peut ainsi trouver les cages disponibles pour ranger notre animal </text:span><text:span text:style-name="T35">en effectuant une </text:span><text:span text:style-name="T36">Selection </text:span><text:span text:style-name="T37">(lecture) sur la </text:span><text:span text:style-name="T38">table </text:span><text:span text:style-name="T39">LesCages </text:span><text:span text:style-name="T40">qu'on joint avec LesAnimaux </text:span><text:span text:style-name="T41">afin de trouver toutes les cages vides de la fonction que l'utilisateur souhaite </text:span><text:span text:style-name="T42">ou des cages de la fonction que l'utilisateur souhaite mais qui contiennent déja des animaux de même type que le type que l'utilisateur à renseigné </text:span><text:span text:style-name="T43">(les fauves peuvent être dans des cages de fauve, mais un lion ne peut pas être avec un léopard).</text:span></text:p>
      <text:p text:style-name="P27"><text:span text:style-name="T43">L</text:span><text:span text:style-name="T6">a requête est la suivante : </text:span></text:p>
      <text:p text:style-name="P29"><text:span text:style-name="T6">"SELECT distinct(noCage) FROM LesCages c NATURAL JOIN LesAnimaux where fonction = ? and type_an = ? </text:span></text:p>
      <text:p text:style-name="P29"><text:span text:style-name="T6">UNION </text:span></text:p>
      <text:p text:style-name="P29"><text:span text:style-name="T6">(Select noCage from LesCages where fonction = ? and noCage not in (Select noCage from LesAnimaux))"</text:span></text:p>
      <text:p text:style-name="P28"><text:span text:style-name="T6"/></text:p>
      <text:p text:style-name="P30"><text:span text:style-name="T6">Elle est décomposée en deux grandes parties :</text:span></text:p>
      <text:p text:style-name="P30"><text:span text:style-name="T6">-On récupère tout d'abord les cages ayant des animaux à l'intérieur de même type que celui qu'on a définit pour le notre et </text:span><text:span text:style-name="T47">ayant </text:span><text:span text:style-name="T6">la même fonction.</text:span></text:p>
      <text:p text:style-name="P30"><text:span text:style-name="T6">-</text:span><text:span text:style-name="T146">UNION les</text:span><text:span text:style-name="T47"> cages ayant la fonction que l'on souhaite mais n'ayant pas d'animaux à l'intérieur ( ce qui se définit en les cages de numéro noCage dont noCage n'apparait pas dans la table LesAnimaux).</text:span></text:p>
      <text:p text:style-name="P23"><text:span text:style-name="T43">-</text:span><text:span text:style-name="T150">NOTE IMPORTANTE </text:span><text:span text:style-name="T58">: </text:span><text:span text:style-name="T45">Si lorsque l'utilisateur entre une cage où l'animal n'a pas le droit d'être mis, alors le programme </text:span><text:span text:style-name="T59">pourrait s'arreter et afficher un message d'erreur. Cependant, afin de </text:span><text:span text:style-name="T60">pouvoir tester le trigger numero 2 </text:span><text:span text:style-name="T147">à</text:span><text:span text:style-name="T60"> partir de ce programme, nous avons choisi de ne pas le faire.</text:span></text:p>
      <text:p text:style-name="P39"><text:span text:style-name="T60">V</text:span><text:span text:style-name="T6">ous pouvez décommente</text:span><text:span text:style-name="T148">r</text:span><text:span text:style-name="T6"> l</text:span><text:span text:style-name="T106">es " return; "</text:span><text:span text:style-name="T6"> dans la fonction addAnimal afin de faire en sorte que le programme s'arrete si l'utilisateur donne une mauvaise cage.</text:span></text:p>
      <text:p text:style-name="P18"><text:span text:style-name="T43">-</text:span><text:span text:style-name="T44">L'utilisateur entre ensuite les différents champs relatifs à un animal, puis une requête d'insertion dans la table LesAnimaux est effectuée. </text:span></text:p>
      <text:p text:style-name="P18"><text:soft-page-break/><text:span text:style-name="T44"/></text:p>
      <text:p text:style-name="P18"><text:span text:style-name="T44"/></text:p>
      <text:p text:style-name="P26"><text:span text:style-name="T44">3</text:span><text:span text:style-name="T6">) Changer un animal de cage</text:span></text:p>
      <text:p text:style-name="P26"><text:span text:style-name="T6">-</text:span><text:span text:style-name="T48">On commence par faire une Selection </text:span><text:span text:style-name="T49">(lecture) sur la table LesAnimaux pour lister tout les animaux disponibles, ainsi que leurs attributs.</text:span></text:p>
      <text:p text:style-name="P26"><text:span text:style-name="T6">-L'utilisateur entre </text:span><text:span text:style-name="T50">ensuite </text:span><text:span text:style-name="T6">le nom de l'animal qu'il veut faire changer de cage.</text:span></text:p>
      <text:p text:style-name="P26"><text:span text:style-name="T6">-</text:span><text:span text:style-name="T51">Si l'animal est inconnu, alors une erreur survient.</text:span></text:p>
      <text:p text:style-name="P26"><text:span text:style-name="T6">-</text:span><text:span text:style-name="T46">On effectue la même requête que dans la question 2 afin de trouver toutes les cages compatibles.</text:span></text:p>
      <text:p text:style-name="P24"><text:span text:style-name="T43">-</text:span><text:span text:style-name="T150">NOTE IMPORTANTE </text:span><text:span text:style-name="T58">: </text:span><text:span text:style-name="T45">Si lorsque l'utilisateur entre une cage où l'animal n'a pas le droit d'être mis, alors le programme </text:span><text:span text:style-name="T59">pourrait s'arreter et afficher un message d'erreur. Cependant, afin de </text:span><text:span text:style-name="T60">pouvoir tester le trigger numero 2 a partir de ce programme, nous avons choisi de ne pas le faire.</text:span></text:p>
      <text:p text:style-name="P40"><text:span text:style-name="T45">Vous pouvez décommente</text:span><text:span text:style-name="T148">r </text:span><text:span text:style-name="T45">l</text:span><text:span text:style-name="T107">es " return; "</text:span><text:span text:style-name="T45"> dans la fonction </text:span><text:span text:style-name="T61">move</text:span><text:span text:style-name="T45">Animal afin de faire en sorte que le programme s'arrete si l'utilisateur donne une mauvaise cage.</text:span></text:p>
      <text:p text:style-name="P22"><text:span text:style-name="T24">-Une requete de mise a jour est envoyée à notre base de données </text:span></text:p>
      <text:p text:style-name="P22"><text:span text:style-name="T24">-Finalement, on COMMIT les changements.</text:span></text:p>
      <text:p text:style-name="P22"><text:span text:style-name="T24"/></text:p>
      <text:p text:style-name="P22"><text:span text:style-name="T24"/></text:p>
      <text:p text:style-name="P72"><text:span text:style-name="T24">2</text:span><text:span text:style-name="T6">) <text:s/></text:span><text:span text:style-name="T111">O</text:span><text:span text:style-name="T130">n peut mettre en évidence plusieurs cas limites : </text:span></text:p>
      <text:p text:style-name="P73"><text:span text:style-name="T6"><text:s/>Prenons la transaction définie à la question </text:span><text:span text:style-name="T112">1 </text:span><text:span text:style-name="T114">qui met à jour l</text:span><text:span text:style-name="T115">a fonction d'une cage </text:span><text:span text:style-name="T113">que nous allons appeler T1 </text:span><text:span text:style-name="T114">et la transactio</text:span><text:span text:style-name="T116">n définie à la question </text:span><text:span text:style-name="T117">2 qui permet d'ajouter un animal </text:span><text:span text:style-name="T120">que nous appellerons T2</text:span><text:span text:style-name="T117">.</text:span></text:p>
      <text:p text:style-name="P75"><text:span text:style-name="T117">S</text:span><text:span text:style-name="T6">upposons qu'on souhaite ajoute un animal, </text:span><text:span text:style-name="T118">on exécute tout d'abord la </text:span><text:span text:style-name="T119">sélection des cages compatibles </text:span><text:span text:style-name="T120">de </text:span><text:span text:style-name="T121">T2, </text:span><text:span text:style-name="T124">seule la cage 2 est compatible (supposons qu'elle soit de fonction " fauve ")</text:span><text:span text:style-name="T121">.</text:span></text:p>
      <text:p text:style-name="P76"><text:span text:style-name="T121">E</text:span><text:span text:style-name="T6">ntre temps, T1 effectue sa </text:span><text:span text:style-name="T122">modification de la </text:span><text:span text:style-name="T123">fonction d</text:span><text:span text:style-name="T126">e la cage 2 et la passe à " bassin " </text:span><text:span text:style-name="T135">puis COMMIT</text:span><text:span text:style-name="T123">.</text:span></text:p>
      <text:p text:style-name="P78"><text:span text:style-name="T6">Lorsque T2 souhaitera </text:span><text:span text:style-name="T126">ajouter un </text:span><text:span text:style-name="T127">fauve après avoir </text:span><text:span text:style-name="T128">vu qu'il pouvait ajouter à la cage 2, </text:span><text:span text:style-name="T129">alors un problème va survenir.</text:span></text:p>
      <text:p text:style-name="P78"><text:span text:style-name="T129"/></text:p>
      <text:p text:style-name="P80"><text:span text:style-name="T129">P</text:span><text:span text:style-name="T6">renons </text:span><text:span text:style-name="T131">la transaction défini</text:span><text:span text:style-name="T133">e</text:span><text:span text:style-name="T131"> </text:span><text:span text:style-name="T136">à</text:span><text:span text:style-name="T131"> la question </text:span><text:span text:style-name="T132">2 qui permet d'ajouter un animal que nous appellerons T1 </text:span><text:span text:style-name="T133">et la transa</text:span><text:span text:style-name="T134">ction </text:span><text:span text:style-name="T136">définie à la question </text:span><text:span text:style-name="T137">3 qui change un animal de cage.</text:span></text:p>
      <text:p text:style-name="P81"><text:span text:style-name="T137">S</text:span><text:span text:style-name="T6">upposons qu'on souhaite bouger un animal </text:span><text:span text:style-name="T141">(T2)</text:span><text:span text:style-name="T6">: on </text:span><text:span text:style-name="T138">exécute la sélection des animaux disponibles puis la liste des cages possibles (supposons </text:span><text:span text:style-name="T139">qu'on veut déplacer un serpent dans un vivarium : </text:span><text:span text:style-name="T140">on veut le passer dans la cage 2 qui est un vivarium mais qui n'a aucun animal dedans</text:span><text:span text:style-name="T139">).</text:span></text:p>
      <text:p text:style-name="P83"><text:span text:style-name="T139">E</text:span><text:span text:style-name="T6">ntre temps, T1 ajoute un lézard la cage 2 (vivarium) et COMMIT.</text:span></text:p>
      <text:p text:style-name="P84"><text:span text:style-name="T6">Lorsque T2 voudra finalement </text:span><text:span text:style-name="T142">déplacer le serpent, </text:span><text:span text:style-name="T143">nous allons avoir un problème car un animal de type serpent cohabitera dans la cage 2 avec un lézard. Nos contraintes ne seront plus respectées.</text:span></text:p>
      <text:p text:style-name="P82"><text:span text:style-name="T139"/></text:p>
      <text:p text:style-name="P72"><text:span text:style-name="T6"/></text:p>
      <text:p text:style-name="P72"><text:span text:style-name="T6">Pour notre travail, nous avons choisi </text:span><text:span text:style-name="T110">d'utiliser le niveau </text:span><text:span text:style-name="T111">d'isolation SERIALIZABLE :</text:span></text:p>
      <text:p text:style-name="P79"><text:span text:style-name="T111">B</text:span><text:span text:style-name="T6">ien que le niveau d'isolation SERIALIZABLE offre le temps d'exécution le plus lent dans le cas d'une exécution concurrentielle, nous nous sommes permis d'utiliser ce niveau d'isolation pour le peu de requête que nous avons. </text:span><text:span text:style-name="T125">De plus, nous avons souhaité éviter tout risque de,problèmes liés à l'exécution de requêtes en concurrence.</text:span></text:p>
      <text:p text:style-name="P71"><text:span text:style-name="T111"/></text:p>
      <text:p text:style-name="P77"><text:span text:style-name="T129"/></text:p>
      <text:p text:style-name="P22"><text:span text:style-name="T24"/></text:p>
      <text:p text:style-name="P22"><text:span text:style-name="T24"/></text:p>
      <text:p text:style-name="P22"><text:span text:style-name="T24"/></text:p>
      <text:p text:style-name="P22"><text:span text:style-name="T24"/></text:p>
      <text:p text:style-name="P22"><text:span text:style-name="T24"/></text:p>
      <text:p text:style-name="P22"><text:span text:style-name="T24"/></text:p>
      <text:p text:style-name="P22"><text:span text:style-name="T24"/></text:p>
      <text:p text:style-name="P22"><text:soft-page-break/><text:span text:style-name="T24"/></text:p>
      <text:p text:style-name="P22"><text:span text:style-name="T24"/></text:p>
      <text:p text:style-name="P31"><text:span text:style-name="T24">V</text:span><text:span text:style-name="T6">) Gestion des contraintes :</text:span></text:p>
      <text:p text:style-name="P31"><text:span text:style-name="T6"/></text:p>
      <text:p text:style-name="P32"><text:span text:style-name="T6">1) Le calcul du nombre de maladies doit se faire en fonction </text:span><text:span text:style-name="T52">des insertions/suppressions sur la table LesMaladies :</text:span></text:p>
      <text:p text:style-name="P32"><text:span text:style-name="T52"/></text:p>
      <text:p text:style-name="P33"><text:span text:style-name="T52">N</text:span><text:span text:style-name="T6">ous avons crée deux triggers : un pour l'insertion </text:span><text:span text:style-name="T53">sur la table LesMaladies et un pour la suppression de tuples sur la table LesMaladies.</text:span></text:p>
      <text:p text:style-name="P41"><text:span text:style-name="T53">N</text:span><text:span text:style-name="T6">ous avons choisi de faire exécuter le trigger avant (BEFORE) </text:span><text:span text:style-name="T64">l'insertion ou la suppression, cela n'a aucune incidence.</text:span></text:p>
      <text:p text:style-name="P35"><text:span text:style-name="T53">N</text:span><text:span text:style-name="T6">ous avons choisi de mettre FOR EACH ROW dans le cas où plusieurs insertions ou suppressions se feraient en même temps </text:span><text:span text:style-name="T63">(sur une requête)</text:span><text:span text:style-name="T57">.</text:span></text:p>
      <text:p text:style-name="P37"><text:span text:style-name="T6">On met donc a jour le nombre de maladies de l'animal </text:span><text:span text:style-name="T55">dans la table LesAnimaux </text:span><text:span text:style-name="T54">en l'incrémentant ou décrémentant selon si on a une insertion ou une suppression dans la table LesMaladies.</text:span></text:p>
      <text:p text:style-name="P37"><text:span text:style-name="T54"/></text:p>
      <text:p text:style-name="P38"><text:span text:style-name="T54">2</text:span><text:span text:style-name="T6">) </text:span><text:span text:style-name="T56">Des animaux ne peuvent pas être placés dans une cage </text:span><text:span text:style-name="T57">dont la fonction n'est pas compatible avec la leur.</text:span></text:p>
      <text:p text:style-name="P38"><text:span text:style-name="T57"/></text:p>
      <text:p text:style-name="P42"><text:span text:style-name="T57">N</text:span><text:span text:style-name="T6">ous avons choisi de faire exécuter le trigger avant (BEFORE) l'insertion ou la modification afin de ne pas avoir à défaire les possibles modifications : si on rencontre un probleme : on lance une erreur et on n'effectue pas la modification</text:span></text:p>
      <text:p text:style-name="P34"><text:span text:style-name="T53">N</text:span><text:span text:style-name="T57">ous avons choisi de mettre FOR EACH ROW dans le cas où plusieurs insertions ou </text:span><text:span text:style-name="T62">modifications</text:span><text:span text:style-name="T57"> se feraient en même temps </text:span><text:span text:style-name="T63">(sur une requête)</text:span><text:span text:style-name="T57">.</text:span></text:p>
      <text:p text:style-name="P41"><text:span text:style-name="T57">S</text:span><text:span text:style-name="T6">i la fonction </text:span><text:span text:style-name="T65">du nouvel animal est incompatible avec la cage </text:span><text:span text:style-name="T66">où l'on souhaite </text:span><text:span text:style-name="T67">le placer, alors le trigger lance une erreur et l'insertion/mise a jour n'est pas réalisée.</text:span></text:p>
      <text:p text:style-name="P41"><text:span text:style-name="T67"/></text:p>
      <text:p text:style-name="P44"><text:span text:style-name="T67">3</text:span><text:span text:style-name="T68">) </text:span><text:span text:style-name="T69">Des animaux ne peuvent pas être placés dans une cage non gardée</text:span></text:p>
      <text:p text:style-name="P43"><text:span text:style-name="T57">N</text:span><text:span text:style-name="T6">ous avons choisi de faire exécuter le trigger avant (BEFORE) l'insertion ou la modification afin de ne pas avoir à défaire les possibles modifications : si on rencontre un probleme : on lance une erreur et on n'effectue pas la modification</text:span></text:p>
      <text:p text:style-name="P36"><text:span text:style-name="T53">N</text:span><text:span text:style-name="T57">ous avons choisi de mettre FOR EACH ROW dans le cas où plusieurs insertions ou </text:span><text:span text:style-name="T62">modifications</text:span><text:span text:style-name="T57"> se feraient en même temps </text:span><text:span text:style-name="T63">(sur une requête)</text:span><text:span text:style-name="T57">.</text:span></text:p>
      <text:p text:style-name="P45"><text:span text:style-name="T69">A </text:span><text:span text:style-name="T6">chaque insertion dans la table les animaux, on regarde si la cage où l'on souhaite le placer est gardée par un gardien : </text:span><text:span text:style-name="T70">on fait un count des gardiens et si nous n'avons pas au moins un gardien, alors une erreur survient.</text:span></text:p>
      <text:p text:style-name="P45"><text:span text:style-name="T70"/></text:p>
      <text:p text:style-name="P46"><text:span text:style-name="T70"/></text:p>
      <text:p text:style-name="P46"><text:span text:style-name="T70"/></text:p>
      <text:p text:style-name="P46"><text:span text:style-name="T70"/></text:p>
      <text:p text:style-name="P46"><text:span text:style-name="T70"/></text:p>
      <text:p text:style-name="P46"><text:span text:style-name="T70"/></text:p>
      <text:p text:style-name="P46"><text:span text:style-name="T70"/></text:p>
      <text:p text:style-name="P46"><text:span text:style-name="T70"/></text:p>
      <text:p text:style-name="P46"><text:span text:style-name="T70"/></text:p>
      <text:p text:style-name="P46"><text:span text:style-name="T70"/></text:p>
      <text:p text:style-name="P46"><text:span text:style-name="T70"/></text:p>
      <text:p text:style-name="P46"><text:span text:style-name="T70"/></text:p>
      <text:p text:style-name="P46"><text:span text:style-name="T70"/></text:p>
      <text:p text:style-name="P46"><text:span text:style-name="T70"/></text:p>
      <text:p text:style-name="P46"><text:span text:style-name="T70"/></text:p>
      <text:p text:style-name="P46"><text:span text:style-name="T70"/></text:p>
      <text:p text:style-name="P46"><text:soft-page-break/><text:span text:style-name="T70"/></text:p>
      <text:p text:style-name="P46"><text:span text:style-name="T70"/></text:p>
      <text:p text:style-name="P14"><text:span text:style-name="T70">T</text:span><text:span text:style-name="T6">EST :</text:span></text:p>
      <text:p text:style-name="P56"><text:span text:style-name="T6"/></text:p>
      <text:p text:style-name="P69"><text:span text:style-name="T6">NOTE : N'oubliez SURTOUT PAS de relancer le script qui crée les triggers quand vous remettez à zéro la base !</text:span></text:p>
      <text:p text:style-name="P70"><text:span text:style-name="T6">SVP, ne modifiez pas trop la base </text:span><text:span text:style-name="T108">et urilisez nos fichiers </text:span><text:span text:style-name="T109">le plus possible</text:span><text:span text:style-name="T108">.</text:span></text:p>
      <text:p text:style-name="P47"><text:span text:style-name="T6"/></text:p>
      <text:p text:style-name="P57"><text:span text:style-name="T6">I - Tests avec la console SQLPLUS</text:span></text:p>
      <text:p text:style-name="P47"><text:span text:style-name="T6"/></text:p>
      <text:p text:style-name="P48"><text:span text:style-name="T6">1-Commencez tout d'abord par vous placer dans la console SQLPLUS.</text:span></text:p>
      <text:p text:style-name="P48"><text:span text:style-name="T6">2-</text:span><text:span text:style-name="T71">Lancez le script script.sql (start script.sql) </text:span><text:span text:style-name="T72">pour créer ou remettre à zéro la base.</text:span></text:p>
      <text:p text:style-name="P49"><text:span text:style-name="T72">3-</text:span><text:span text:style-name="T73">Lancez le script trigger.sql (start trigger.sql) pour créer les triggers. </text:span><text:span text:style-name="T144">(lancé automatiquement avec script.sql normalement)</text:span></text:p>
      <text:p text:style-name="P50"><text:span text:style-name="T73">4-</text:span><text:span text:style-name="T74">Lancez le script test_1.</text:span><text:span text:style-name="T75">sql qui va servir à tester les triggers relatifs à la table LesMaladies :</text:span></text:p>
      <text:p text:style-name="P50"><text:span text:style-name="T75">-</text:span><text:span text:style-name="T76">Un premier affichage pour constater que l'animal Chloe a une seule maladie</text:span></text:p>
      <text:p text:style-name="P50"><text:span text:style-name="T76">-On ajoute une maladie à l'animal Chloe</text:span></text:p>
      <text:p text:style-name="P50"><text:span text:style-name="T76">-Un affichage pour montrer que tout s'est bien passé </text:span><text:span text:style-name="T78">(nb_maladies = </text:span><text:span text:style-name="T145">2</text:span><text:span text:style-name="T78"> pour Chloe dans la table LesAnimaux)</text:span><text:span text:style-name="T76">.</text:span></text:p>
      <text:p text:style-name="P50"><text:span text:style-name="T76">-</text:span><text:span text:style-name="T77">On supprime toutes les maladies de tout les animaux.</text:span></text:p>
      <text:p text:style-name="P50"><text:span text:style-name="T77">-</text:span><text:span text:style-name="T78">Un affichage pour mont</text:span><text:span text:style-name="T79">rer que tout les animaux ont leur nb_maladies à 0.</text:span></text:p>
      <text:p text:style-name="P53"><text:span text:style-name="T79">5-</text:span><text:span text:style-name="T6">Lancez le script </text:span><text:span text:style-name="T80">test_2.sql qui va servir a tester </text:span><text:span text:style-name="T81">le trigger sur la fonction de la cage.</text:span></text:p>
      <text:p text:style-name="P53"><text:span text:style-name="T81">-</text:span><text:span text:style-name="T82">On essaie d'ajouter un fauve dans une cage "</text:span><text:span text:style-name="T105"> petits oiseaux " </text:span><text:span text:style-name="T82"><text:s/>: message d'erreur.</text:span></text:p>
      <text:p text:style-name="P54"><text:span text:style-name="T82">6-</text:span><text:span text:style-name="T6">Lancez le script test_3.sql qui va servir a tester le trigger sur la cage non gardee.</text:span></text:p>
      <text:p text:style-name="P55"><text:span text:style-name="T6">-</text:span><text:span text:style-name="T83">On essaie d'ajouter </text:span><text:span text:style-name="T84">un animal dans une </text:span><text:span text:style-name="T85">cage non gardée : </text:span><text:span text:style-name="T145">message d'erreur.</text:span></text:p>
      <text:p text:style-name="P59"><text:span text:style-name="T85">7-</text:span><text:span text:style-name="T6">Relancez le</text:span><text:span text:style-name="T97">s</text:span><text:span text:style-name="T6"> script</text:span><text:span text:style-name="T97">s</text:span><text:span text:style-name="T6"> </text:span><text:span text:style-name="T86">script.sql <text:s/></text:span><text:span text:style-name="T97">et trigger.sql </text:span><text:span text:style-name="T86">pour revenir dans l'état par défaut de notre base.</text:span></text:p>
      <text:p text:style-name="P52"><text:span text:style-name="T6"/></text:p>
      <text:p text:style-name="P51"><text:span text:style-name="T6"/></text:p>
      <text:p text:style-name="P58"><text:span text:style-name="T57">I</text:span><text:span text:style-name="T6">I – Tests avec notre application</text:span></text:p>
      <text:p text:style-name="P58"><text:span text:style-name="T6"/></text:p>
      <text:p text:style-name="P60"><text:span text:style-name="T6">1-</text:span><text:span text:style-name="T87">Changer la fonction de la cage </text:span><text:span text:style-name="T88">4 (qui était un grand aquarium) </text:span><text:span text:style-name="T89">par " bassin ", </text:span><text:span text:style-name="T103">cette cage est par défaut non gardée, nous l'utiliserons pour nos tests.</text:span></text:p>
      <text:p text:style-name="P61"><text:span text:style-name="T89">2-</text:span><text:span text:style-name="T90">Ajouter un animal </text:span><text:span text:style-name="T91">de fonction </text:span><text:span text:style-name="T92">cage <text:s/>" fauve " et de type " lion "</text:span></text:p>
      <text:p text:style-name="P62"><text:span text:style-name="T92">3-</text:span><text:span text:style-name="T6">Choisissez un numéro de cage dans la liste </text:span><text:span text:style-name="T93">affichée </text:span><text:span text:style-name="T6">et renseignez les </text:span><text:span text:style-name="T94">autres informations : </text:span><text:span text:style-name="T95">constatez dans la console sqlplus que l'animal s'est bien ajouté.</text:span></text:p>
      <text:p text:style-name="P63"><text:span text:style-name="T6">2bis-</text:span><text:span text:style-name="T90">Ajouter un animal </text:span><text:span text:style-name="T91">de fonction </text:span><text:span text:style-name="T92">cage <text:s/>" fauve " et de type " lion "</text:span></text:p>
      <text:p text:style-name="P64"><text:span text:style-name="T92">3</text:span><text:span text:style-name="T6">bis-</text:span><text:span text:style-name="T96">Choisissez </text:span><text:span text:style-name="T97">la cage numéro 1</text:span><text:span text:style-name="T93"> </text:span><text:span text:style-name="T97">un message d'erreur va s'afficher, mais continuer de rentrer les informations afin de constater qu'une erreur due au déclenchement du trigger </text:span><text:span text:style-name="T98">2.</text:span></text:p>
      <text:p text:style-name="P65"><text:span text:style-name="T98">4-</text:span><text:span text:style-name="T99">Ajoutez </text:span><text:span text:style-name="T100">un animal de fonction " bassin <text:s/>" et de type " poisson ".</text:span></text:p>
      <text:p text:style-name="P66"><text:span text:style-name="T100">5-</text:span><text:span text:style-name="T6">Choisissez la cage dans la liste ( la cage 4) puis continuez d'entrer les informations afin de constater une erreur due </text:span><text:span text:style-name="T101">au déclenchement du trigger </text:span><text:span text:style-name="T102">3 </text:span><text:span text:style-name="T103">(cage non gardée)</text:span><text:span text:style-name="T101">.</text:span></text:p>
      <text:p text:style-name="P67"><text:span text:style-name="T101">6-</text:span><text:span text:style-name="T104">Déplacez un animal de fonction fauve et de type lion</text:span></text:p>
      <text:p text:style-name="P68"><text:span text:style-name="T104">7-</text:span><text:span text:style-name="T6">Essayez de le mettre dans une cage compatible, puis incompatible.</text:span></text:p>
      <text:p text:style-name="P74"><text:span text:style-name="T6">8-Quittez le program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Tahoma1" svg:font-family="Tahoma"/>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4M34S</meta:editing-duration>
    <meta:editing-cycles>257</meta:editing-cycles>
    <meta:generator>LibreOffice/5.0.1.2$Windows_x86 LibreOffice_project/81898c9f5c0d43f3473ba111d7b351050be20261</meta:generator>
    <dc:date>2017-10-22T00:00:59.779000000</dc:date>
    <meta:document-statistic meta:table-count="0" meta:image-count="0" meta:object-count="0" meta:page-count="5" meta:paragraph-count="108" meta:word-count="2079" meta:character-count="12310" meta:non-whitespace-character-count="10320"/>
    <meta:user-defined meta:name="Info 1"/>
    <meta:user-defined meta:name="Info 2"/>
    <meta:user-defined meta:name="Info 3"/>
    <meta:user-defined meta:name="Info 4"/>
  </office:meta>
</office:document-meta>
</file>